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40000020417C1F271.png" manifest:media-type="image/png"/>
  <manifest:file-entry manifest:full-path="Pictures/10000000000000B0000000B08930A6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2" style:family="presentation" style:parent-style-name="Cover-outline1">
      <style:graphic-properties draw:stroke="none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3" style:family="presentation" style:parent-style-name="Cov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v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loext:graphic-properties draw:fill="solid" draw:fill-color="#00ade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" presentation:presentation-page-layout-name="AL1T0">
        <draw:frame draw:name="Untertitel 5" presentation:style-name="pr1" draw:text-style-name="P2" draw:layer="layout" svg:width="22.957cm" svg:height="1.147cm" svg:x="1.244cm" svg:y="9.994cm" presentation:class="subtitle" presentation:user-transformed="true">
          <draw:text-box>
            <text:p text:style-name="P1"><text:span text:style-name="T1">So how do I test my Sling Application?</text:span></text:p>
          </draw:text-box>
        </draw:frame>
        <draw:frame draw:name="Textplatzhalter 6" presentation:style-name="pr2" draw:text-style-name="P3" draw:layer="layout" svg:width="23.002cm" svg:height="1.199cm" svg:x="1.199cm" svg:y="11.194cm" presentation:class="outline" presentation:user-transformed="true">
          <draw:text-box>
            <text:p text:style-name="P1"><text:span text:style-name="T2">Robert Munteanu, Adobe Systems Romania</text:span></text:p>
          </draw:text-box>
        </draw:frame>
        <presentation:notes draw:style-name="dp2">
          <draw:page-thumbnail draw:name="Folienbildplatzhalter 1" draw:style-name="gr1" draw:layer="layout" svg:width="16.932cm" svg:height="9.524cm" svg:x="1.058cm" svg:y="1.905cm" draw:page-number="1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styles>
    <draw:gradient draw:name="Gradient_20_2" draw:display-name="Gradient 2" draw:style="linear" draw:start-color="#cccccc" draw:end-color="#ffffff" draw:start-intensity="100%" draw:end-intensity="100%" draw:angle="0" draw:border="0%"/>
    <draw:gradient draw:name="Gradient_20_3" draw:display-name="Gradient 3" draw:style="linear" draw:start-color="#b8b8b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-outline3" style:family="presentation" style:parent-style-name="Cov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background" style:family="presentation">
      <style:graphic-properties draw:stroke="none" draw:fill="solid" draw:fill-color="#ffffff"/>
      <style:text-properties style:letter-kerning="true"/>
    </style:style>
    <style:style style:name="T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-outline1" style:family="presentation">
      <style:graphic-properties draw:stroke="none" draw:fill="none" draw:auto-grow-height="false" draw:fit-to-size="shrink-to-fit">
        <text:list-style style:name="T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outline2" style:family="presentation" style:parent-style-name="Topic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pic-outline3" style:family="presentation" style:parent-style-name="Topic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4" style:family="presentation" style:parent-style-name="Topic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5" style:family="presentation" style:parent-style-name="Topic-outline4">
      <style:paragraph-properties fo:margin-top="0.1cm" fo:margin-bottom="0cm"/>
      <style:text-properties fo:font-size="20pt" style:font-size-asian="20pt" style:font-size-complex="20pt"/>
    </style:style>
    <style:style style:name="Topic-outline6" style:family="presentation" style:parent-style-name="Topic-outline5">
      <style:paragraph-properties fo:margin-top="0.1cm" fo:margin-bottom="0cm"/>
      <style:text-properties fo:font-size="20pt" style:font-size-asian="20pt" style:font-size-complex="20pt"/>
    </style:style>
    <style:style style:name="Topic-outline7" style:family="presentation" style:parent-style-name="Topic-outline6">
      <style:paragraph-properties fo:margin-top="0.1cm" fo:margin-bottom="0cm"/>
      <style:text-properties fo:font-size="20pt" style:font-size-asian="20pt" style:font-size-complex="20pt"/>
    </style:style>
    <style:style style:name="Topic-outline8" style:family="presentation" style:parent-style-name="Topic-outline7">
      <style:paragraph-properties fo:margin-top="0.1cm" fo:margin-bottom="0cm"/>
      <style:text-properties fo:font-size="20pt" style:font-size-asian="20pt" style:font-size-complex="20pt"/>
    </style:style>
    <style:style style:name="Topic-outline9" style:family="presentation" style:parent-style-name="Topic-outline8">
      <style:paragraph-properties fo:margin-top="0.1cm" fo:margin-bottom="0cm"/>
      <style:text-properties fo:font-size="20pt" style:font-size-asian="20pt" style:font-size-complex="20pt"/>
    </style:style>
    <style:style style:name="Topic-subtitle" style:family="presentation">
      <style:graphic-properties draw:stroke="none" draw:fill="none" draw:textarea-vertical-align="middle">
        <text:list-style style:name="T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-title" style:family="presentation">
      <style:graphic-properties draw:stroke="none" draw:fill="none" draw:textarea-vertical-align="middle">
        <text:list-style style:name="T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_5f_v2-background" style:display-name="Content_v2-background" style:family="presentation">
      <style:graphic-properties draw:stroke="none" draw:fill="none"/>
      <style:text-properties style:letter-kerning="true"/>
    </style:style>
    <style:style style:name="Content_5f_v2-backgroundobjects" style:display-name="Content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v2-notes" style:display-name="Content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v2-outline1" style:display-name="Content_v2-outline1" style:family="presentation">
      <style:graphic-properties draw:stroke="none" svg:stroke-color="#3465a4" draw:fill="none" draw:fill-color="#00adee" draw:auto-grow-height="false" draw:fit-to-size="shrink-to-fit">
        <text:list-style style:name="Content_5f_v2-outline1" style:display-name="Content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62cm" fo:margin-right="0.762cm" fo:margin-top="0.5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outline2" style:display-name="Content_v2-outline2" style:family="presentation" style:parent-style-name="Content_5f_v2-outline1">
      <style:text-properties style:use-window-font-color="true" fo:font-size="28pt" style:font-size-asian="28pt" style:font-size-complex="28pt"/>
    </style:style>
    <style:style style:name="Content_5f_v2-outline3" style:display-name="Content_v2-outline3" style:family="presentation" style:parent-style-name="Content_5f_v2-outline2">
      <style:text-properties style:use-window-font-color="true" fo:font-size="24pt" style:font-size-asian="24pt" style:font-size-complex="24pt"/>
    </style:style>
    <style:style style:name="Content_5f_v2-outline4" style:display-name="Content_v2-outline4" style:family="presentation" style:parent-style-name="Content_5f_v2-outline3">
      <style:text-properties style:use-window-font-color="true" fo:font-size="20pt" style:font-size-asian="20pt" style:font-size-complex="20pt"/>
    </style:style>
    <style:style style:name="Content_5f_v2-outline5" style:display-name="Content_v2-outline5" style:family="presentation" style:parent-style-name="Content_5f_v2-outline4">
      <style:text-properties style:use-window-font-color="true" fo:font-size="20pt" style:font-size-asian="20pt" style:font-size-complex="20pt"/>
    </style:style>
    <style:style style:name="Content_5f_v2-outline6" style:display-name="Content_v2-outline6" style:family="presentation" style:parent-style-name="Content_5f_v2-outline5">
      <style:text-properties style:use-window-font-color="true" fo:font-size="20pt" style:font-size-asian="20pt" style:font-size-complex="20pt"/>
    </style:style>
    <style:style style:name="Content_5f_v2-outline7" style:display-name="Content_v2-outline7" style:family="presentation" style:parent-style-name="Content_5f_v2-outline6">
      <style:text-properties style:use-window-font-color="true" fo:font-size="20pt" style:font-size-asian="20pt" style:font-size-complex="20pt"/>
    </style:style>
    <style:style style:name="Content_5f_v2-outline8" style:display-name="Content_v2-outline8" style:family="presentation" style:parent-style-name="Content_5f_v2-outline7">
      <style:text-properties fo:font-size="20pt" style:font-size-asian="20pt" style:font-size-complex="20pt"/>
    </style:style>
    <style:style style:name="Content_5f_v2-outline9" style:display-name="Content_v2-outline9" style:family="presentation" style:parent-style-name="Content_5f_v2-outline8">
      <style:text-properties fo:font-size="20pt" style:font-size-asian="20pt" style:font-size-complex="20pt"/>
    </style:style>
    <style:style style:name="Content_5f_v2-subtitle" style:display-name="Content_v2-subtitle" style:family="presentation">
      <style:graphic-properties draw:stroke="none" draw:fill="none" draw:textarea-vertical-align="middle">
        <text:list-style style:name="Content_5f_v2-subtitle" style:display-name="Content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title" style:display-name="Content_v2-title" style:family="presentation">
      <style:graphic-properties draw:stroke="none" draw:fill="none" draw:textarea-vertical-align="middle">
        <text:list-style style:name="Content_5f_v2-title" style:display-name="Content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background" style:display-name="Topic_v2-background" style:family="presentation">
      <style:graphic-properties draw:stroke="none" draw:fill="none"/>
      <style:text-properties style:letter-kerning="true"/>
    </style:style>
    <style:style style:name="Topic_5f_v2-backgroundobjects" style:display-name="Topic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_5f_v2-notes" style:display-name="Topic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5f_v2-outline1" style:display-name="Topic_v2-outline1" style:family="presentation">
      <style:graphic-properties draw:stroke="none" draw:fill="none" draw:auto-grow-height="false" draw:fit-to-size="shrink-to-fit">
        <text:list-style style:name="Topic_5f_v2-outline1" style:display-name="Topic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outline2" style:display-name="Topic_v2-outline2" style:family="presentation" style:parent-style-name="Topic_5f_v2-outline1">
      <style:paragraph-properties fo:margin-top="0.4cm" fo:margin-bottom="0cm"/>
      <style:text-properties fo:font-size="28pt" style:font-size-asian="28pt" style:font-size-complex="28pt"/>
    </style:style>
    <style:style style:name="Topic_5f_v2-outline3" style:display-name="Topic_v2-outline3" style:family="presentation" style:parent-style-name="Topic_5f_v2-outline2">
      <style:paragraph-properties fo:margin-top="0.3cm" fo:margin-bottom="0cm"/>
      <style:text-properties fo:font-size="24pt" style:font-size-asian="24pt" style:font-size-complex="24pt"/>
    </style:style>
    <style:style style:name="Topic_5f_v2-outline4" style:display-name="Topic_v2-outline4" style:family="presentation" style:parent-style-name="Topic_5f_v2-outline3">
      <style:paragraph-properties fo:margin-top="0.2cm" fo:margin-bottom="0cm"/>
      <style:text-properties fo:font-size="20pt" style:font-size-asian="20pt" style:font-size-complex="20pt"/>
    </style:style>
    <style:style style:name="Topic_5f_v2-outline5" style:display-name="Topic_v2-outline5" style:family="presentation" style:parent-style-name="Topic_5f_v2-outline4">
      <style:paragraph-properties fo:margin-top="0.1cm" fo:margin-bottom="0cm"/>
      <style:text-properties fo:font-size="20pt" style:font-size-asian="20pt" style:font-size-complex="20pt"/>
    </style:style>
    <style:style style:name="Topic_5f_v2-outline6" style:display-name="Topic_v2-outline6" style:family="presentation" style:parent-style-name="Topic_5f_v2-outline5">
      <style:paragraph-properties fo:margin-top="0.1cm" fo:margin-bottom="0cm"/>
      <style:text-properties fo:font-size="20pt" style:font-size-asian="20pt" style:font-size-complex="20pt"/>
    </style:style>
    <style:style style:name="Topic_5f_v2-outline7" style:display-name="Topic_v2-outline7" style:family="presentation" style:parent-style-name="Topic_5f_v2-outline6">
      <style:paragraph-properties fo:margin-top="0.1cm" fo:margin-bottom="0cm"/>
      <style:text-properties fo:font-size="20pt" style:font-size-asian="20pt" style:font-size-complex="20pt"/>
    </style:style>
    <style:style style:name="Topic_5f_v2-outline8" style:display-name="Topic_v2-outline8" style:family="presentation" style:parent-style-name="Topic_5f_v2-outline7">
      <style:paragraph-properties fo:margin-top="0.1cm" fo:margin-bottom="0cm"/>
      <style:text-properties fo:font-size="20pt" style:font-size-asian="20pt" style:font-size-complex="20pt"/>
    </style:style>
    <style:style style:name="Topic_5f_v2-outline9" style:display-name="Topic_v2-outline9" style:family="presentation" style:parent-style-name="Topic_5f_v2-outline8">
      <style:paragraph-properties fo:margin-top="0.1cm" fo:margin-bottom="0cm"/>
      <style:text-properties fo:font-size="20pt" style:font-size-asian="20pt" style:font-size-complex="20pt"/>
    </style:style>
    <style:style style:name="Topic_5f_v2-subtitle" style:display-name="Topic_v2-subtitle" style:family="presentation">
      <style:graphic-properties draw:stroke="none" draw:fill="none" draw:textarea-vertical-align="middle">
        <text:list-style style:name="Topic_5f_v2-subtitle" style:display-name="Topic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title" style:display-name="Topic_v2-title" style:family="presentation">
      <style:graphic-properties draw:stroke="none" draw:fill="solid" draw:fill-color="#00adee" draw:textarea-vertical-align="middle">
        <text:list-style style:name="Topic_5f_v2-title" style:display-name="Topic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ignika2" fo:font-family="Signika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Content-background" style:display-name="2_Content-background" style:family="presentation">
      <style:graphic-properties draw:stroke="none" draw:fill="solid" draw:fill-color="#ffffff"/>
      <style:text-properties style:letter-kerning="true"/>
    </style:style>
    <style:style style:name="_32__5f_Content-backgroundobjects" style:display-name="2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-notes" style:display-name="2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-outline1" style:display-name="2_Content-outline1" style:family="presentation">
      <style:graphic-properties draw:stroke="none" draw:fill="none" draw:auto-grow-height="false" draw:fit-to-size="shrink-to-fit">
        <text:list-style style:name="_32__5f_Content-outline1" style:display-name="2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-outline2" style:display-name="2_Content-outline2" style:family="presentation" style:parent-style-name="_32_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-outline3" style:display-name="2_Content-outline3" style:family="presentation" style:parent-style-name="_32_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4" style:display-name="2_Content-outline4" style:family="presentation" style:parent-style-name="_32_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5" style:display-name="2_Content-outline5" style:family="presentation" style:parent-style-name="_32__5f_Content-outline4">
      <style:paragraph-properties fo:margin-top="0.1cm" fo:margin-bottom="0cm"/>
      <style:text-properties fo:font-size="20pt" style:font-size-asian="20pt" style:font-size-complex="20pt"/>
    </style:style>
    <style:style style:name="_32__5f_Content-outline6" style:display-name="2_Content-outline6" style:family="presentation" style:parent-style-name="_32__5f_Content-outline5">
      <style:paragraph-properties fo:margin-top="0.1cm" fo:margin-bottom="0cm"/>
      <style:text-properties fo:font-size="20pt" style:font-size-asian="20pt" style:font-size-complex="20pt"/>
    </style:style>
    <style:style style:name="_32__5f_Content-outline7" style:display-name="2_Content-outline7" style:family="presentation" style:parent-style-name="_32__5f_Content-outline6">
      <style:paragraph-properties fo:margin-top="0.1cm" fo:margin-bottom="0cm"/>
      <style:text-properties fo:font-size="20pt" style:font-size-asian="20pt" style:font-size-complex="20pt"/>
    </style:style>
    <style:style style:name="_32__5f_Content-outline8" style:display-name="2_Content-outline8" style:family="presentation" style:parent-style-name="_32__5f_Content-outline7">
      <style:paragraph-properties fo:margin-top="0.1cm" fo:margin-bottom="0cm"/>
      <style:text-properties fo:font-size="20pt" style:font-size-asian="20pt" style:font-size-complex="20pt"/>
    </style:style>
    <style:style style:name="_32__5f_Content-outline9" style:display-name="2_Content-outline9" style:family="presentation" style:parent-style-name="_32__5f_Content-outline8">
      <style:paragraph-properties fo:margin-top="0.1cm" fo:margin-bottom="0cm"/>
      <style:text-properties fo:font-size="20pt" style:font-size-asian="20pt" style:font-size-complex="20pt"/>
    </style:style>
    <style:style style:name="_32__5f_Content-subtitle" style:display-name="2_Content-subtitle" style:family="presentation">
      <style:graphic-properties draw:stroke="none" draw:fill="none" draw:textarea-vertical-align="middle">
        <text:list-style style:name="_32__5f_Content-subtitle" style:display-name="2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-title" style:display-name="2_Content-title" style:family="presentation">
      <style:graphic-properties draw:stroke="none" draw:fill="none" draw:textarea-vertical-align="middle">
        <text:list-style style:name="_32__5f_Content-title" style:display-name="2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" style:family="presentation" style:parent-style-name="Cover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3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opic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Topic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opic-backgroundobjects">
      <style:graphic-properties draw:stroke="none" draw:fill="none" draw:fill-color="#ffffff" draw:auto-grow-height="false" fo:min-height="1.27cm"/>
    </style:style>
    <style:style style:name="Mpr8" style:family="presentation" style:parent-style-name="Topic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1" style:family="presentation" style:parent-style-name="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ontent_5f_v2-backgroundobjects">
      <style:graphic-properties draw:stroke="none" draw:fill="none" draw:fill-color="#ffffff" draw:auto-grow-height="false" fo:min-height="0.985cm"/>
    </style:style>
    <style:style style:name="Mpr15" style:family="presentation" style:parent-style-name="Content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6" style:family="presentation" style:parent-style-name="Content_5f_v2-backgroundobjects">
      <style:graphic-properties draw:stroke="none" draw:fill="none" draw:fill-color="#ffffff" draw:auto-grow-height="false" fo:min-height="1.27cm"/>
    </style:style>
    <style:style style:name="Mpr17" style:family="presentation" style:parent-style-name="Content_5f_v2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opic_5f_v2-backgroundobjects">
      <style:graphic-properties draw:stroke="none" draw:fill="none" draw:fill-color="#ffffff" draw:auto-grow-height="false" fo:min-height="0.985cm"/>
    </style:style>
    <style:style style:name="Mpr19" style:family="presentation" style:parent-style-name="Topic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0" style:family="presentation" style:parent-style-name="Topic_5f_v2-backgroundobjects">
      <style:graphic-properties draw:stroke="none" draw:fill="none" draw:fill-color="#ffffff" draw:auto-grow-height="false" fo:min-height="1.27cm"/>
    </style:style>
    <style:style style:name="Mpr21" style:family="presentation" style:parent-style-name="Topic_5f_v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_32__5f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3" style:family="presentation" style:parent-style-name="_32__5f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4" style:family="presentation" style:parent-style-name="_32__5f_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5" style:family="presentation" style:parent-style-name="_32__5f_Content-backgroundobjects">
      <style:graphic-properties draw:stroke="none" draw:fill="none" draw:fill-color="#ffffff" draw:auto-grow-height="false" fo:min-height="1.27cm"/>
    </style:style>
    <style:style style:name="Mpr26" style:family="presentation" style:parent-style-name="_32__5f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de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ade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left="0cm" fo:margin-right="0cm" fo:text-indent="0cm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b0f0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Signik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Signik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3" draw:text-style-name="MP5" draw:layer="backgroundobjects" svg:width="25.399cm" svg:height="3.299cm" svg:x="0cm" svg:y="9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1" draw:text-style-name="MP9" draw:layer="backgroundobjects" svg:width="22.957cm" svg:height="1.147cm" svg:x="1.244cm" svg:y="9.994cm" presentation:class="subtitle" presentation:user-transformed="true">
        <draw:text-box>
          <text:p text:style-name="MP8"><text:span text:style-name="MT2">&lt;PRESENTATION TOPIC&gt;</text:span></text:p>
        </draw:text-box>
      </draw:frame>
      <draw:frame draw:name="Textplatzhalter 10" presentation:style-name="Mpr2" draw:text-style-name="MP12" draw:layer="backgroundobjects" svg:width="23.002cm" svg:height="1.199cm" svg:x="1.199cm" svg:y="11.194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&lt;Speaker&gt;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4" draw:layer="backgroundobjects" svg:width="22.957cm" svg:height="0.804cm" svg:x="1.024cm" svg:y="6.489cm">
        <text:p text:style-name="MP13"><text:span text:style-name="MT4">APACHE SLING &amp; FRIENDS TECH MEETUP</text:span></text:p>
        <text:p text:style-name="MP13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ntertitel 2" draw:style-name="Mgr6" draw:text-style-name="MP15" draw:layer="backgroundobjects" svg:width="22.957cm" svg:height="0.804cm" svg:x="1.005cm" svg:y="7.144cm">
        <text:p text:style-name="MP13"><text:span text:style-name="MT5">BERLIN, 28-30 SEPTEMBER 2015</text:span></text:p>
        <text:p text:style-name="MP13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8cm" svg:height="4.8cm" svg:x="10.3cm" svg:y="1.543cm">
        <draw:image xlink:href="Pictures/10000000000002040000020417C1F271.png" xlink:type="simple" xlink:show="embed" xlink:actuate="onLoad">
          <text:p/>
        </draw:image>
      </draw:frame>
      <draw:custom-shape draw:name="Rechteck 9" draw:style-name="Mgr5" draw:text-style-name="MP7" draw:layer="backgroundobjects" svg:width="25.415cm" svg:height="0.126cm" svg:x="0.008cm" svg:y="12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5" draw:text-style-name="MP17" draw:layer="backgroundobjects" svg:width="5.926cm" svg:height="0.558cm" svg:x="1.27cm" svg:y="13.444cm" presentation:class="date-time" presentation:user-transformed="true">
        <draw:text-box>
          <text:p text:style-name="MP16"><text:span text:style-name="MT7">adaptTo() 2015</text:span></text:p>
        </draw:text-box>
      </draw:frame>
      <draw:frame draw:name="Foliennummernplatzhalter 3" presentation:style-name="Mpr5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16" draw:style-name="Mgr3" draw:text-style-name="MP5" draw:layer="backgroundobjects" svg:width="25.399cm" svg:height="3.299cm" svg:x="0.016cm" svg:y="5.0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6" draw:text-style-name="MP9" draw:layer="backgroundobjects" svg:width="22.957cm" svg:height="2.399cm" svg:x="1.244cm" svg:y="5.494cm" presentation:class="subtitle" presentation:user-transformed="true">
        <draw:text-box>
          <text:p text:style-name="MP8"><text:span text:style-name="MT2">&lt;Topic&gt;</text:span></text:p>
        </draw:text-box>
      </draw:fram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7" draw:text-style-name="MP19" draw:layer="backgroundobjects" svg:width="25.415cm" svg:height="0.126cm" svg:x="0cm" svg:y="8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opic-title" draw:layer="backgroundobjects" svg:width="22.859cm" svg:height="2.385cm" svg:x="1.27cm" svg:y="0.57cm" presentation:class="title" presentation:placeholder="true">
        <draw:text-box/>
      </draw:frame>
      <draw:frame presentation:style-name="Topic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opic-title" draw:layer="backgroundobjects" svg:width="16.931cm" svg:height="9.524cm" svg:x="1.059cm" svg:y="1.93cm" presentation:class="page"/>
        <draw:frame presentation:style-name="Topic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10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10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Textplatzhalter 6" presentation:style-name="Mpr11" draw:text-style-name="MP12" draw:layer="backgroundobjects" svg:width="23.602cm" svg:height="9.749cm" svg:x="0.899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23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23"><text:span text:style-name="MT9">Zweite Ebene</text:span></text:p>
                                          <text:list>
                                            <text:list-item>
                                              <text:p text:style-name="MP23"><text:span text:style-name="MT10">Dritte Ebene</text:span></text:p>
                                              <text:list>
                                                <text:list-item>
                                                  <text:p text:style-name="MP24"><text:span text:style-name="MT11">Vierte Ebene</text:span></text:p>
                                                </text:list-item>
                                                <text:list-item>
                                                  <text:p text:style-name="MP24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8" draw:style-name="Mgr3" draw:text-style-name="MP5" draw:layer="backgroundobjects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v2" style:display-name="Content_v2" style:page-layout-name="PM1" draw:style-name="Mdp2">
      <draw:frame presentation:style-name="Content_5f_v2-title" draw:layer="backgroundobjects" svg:width="21.589cm" svg:height="1.778cm" svg:x="2.54cm" svg:y="0.254cm" presentation:class="title" presentation:placeholder="true">
        <draw:text-box/>
      </draw:frame>
      <draw:frame presentation:style-name="Content_5f_v2-outline1" draw:layer="backgroundobjects" svg:width="23.597cm" svg:height="9.754cm" svg:x="0.889cm" svg:y="3.099cm" presentation:class="outline" presentation:placeholder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Datumsplatzhalter 2" presentation:style-name="Mpr15" draw:text-style-name="MP17" draw:layer="backgroundobjects" svg:width="5.926cm" svg:height="0.558cm" svg:x="1.27cm" svg:y="13.525cm">
        <draw:text-box>
          <text:p text:style-name="MP27"><text:span text:style-name="MT7">adaptTo() 2015</text:span></text:p>
        </draw:text-box>
      </draw:frame>
      <draw:frame draw:name="Picture 2" draw:style-name="Mgr4" draw:text-style-name="MP6" draw:layer="backgroundobjects" svg:width="2.029cm" svg:height="2.029cm" svg:x="0.469cm" svg:y="0.102cm">
        <draw:image xlink:href="Pictures/10000000000000B0000000B08930A695.png" xlink:type="simple" xlink:show="embed" xlink:actuate="onLoad">
          <text:p/>
        </draw:image>
      </draw:frame>
      <draw:custom-shape draw:name="Rechteck 8" draw:style-name="Mgr8" draw:text-style-name="MP5" draw:layer="backgroundobjects" svg:width="25.415cm" svg:height="0.126cm" svg:x="-0.016cm" svg:y="13.4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9" draw:text-style-name="MP19" draw:layer="backgroundobjects" svg:width="25.415cm" svg:height="0.126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5" draw:layer="backgroundobjects" svg:width="25.415cm" svg:height="0.126cm" svg:x="0cm" svg:y="2.2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_5f_v2-title" draw:layer="backgroundobjects" svg:width="0.001cm" svg:height="0.001cm" svg:x="0cm" svg:y="1.93cm" presentation:class="page"/>
        <draw:frame presentation:style-name="Content_5f_v2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v2" style:display-name="Topic_v2" style:page-layout-name="PM1" draw:style-name="Mdp2">
      <draw:frame presentation:style-name="Topic_5f_v2-title" draw:layer="backgroundobjects" svg:width="25.4cm" svg:height="3.302cm" svg:x="0.025cm" svg:y="5.055cm" presentation:class="title" presentation:placeholder="true">
        <draw:text-box/>
      </draw:frame>
      <draw:frame presentation:style-name="Topic_5f_v2-outline1" draw:layer="backgroundobjects" svg:width="22.859cm" svg:height="8.286cm" svg:x="1.118cm" svg:y="3.343cm" presentation:class="outline" presentation:placeholder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text-style-name="MP6" draw:layer="backgroundobjects" svg:width="2.029cm" svg:height="2.029cm" svg:x="0.47cm" svg:y="0.114cm">
        <draw:image xlink:href="Pictures/10000000000000B0000000B08930A695.png" xlink:type="simple" xlink:show="embed" xlink:actuate="onLoad">
          <text:p/>
        </draw:image>
      </draw:frame>
      <draw:frame draw:name="Datumsplatzhalter 2" presentation:style-name="Mpr19" draw:text-style-name="MP17" draw:layer="backgroundobjects" svg:width="5.926cm" svg:height="0.558cm" svg:x="1.27cm" svg:y="13.525cm">
        <draw:text-box>
          <text:p text:style-name="MP28"><text:span text:style-name="MT7">adaptTo() 2015</text:span></text:p>
        </draw:text-box>
      </draw:frame>
      <draw:frame draw:name="Foliennummernplatzhalter 3" presentation:style-name="Mpr19" draw:text-style-name="MP17" draw:layer="backgroundobjects" svg:width="5.926cm" svg:height="0.558cm" svg:x="18.203cm" svg:y="13.477cm">
        <draw:text-box>
          <text:p text:style-name="MP29"><text:span text:style-name="MT7"><text:page-number>&lt;number&gt;</text:page-number></text:span></text:p>
        </draw:text-box>
      </draw:frame>
      <presentation:notes style:page-layout-name="PM2">
        <draw:page-thumbnail presentation:style-name="Topic_5f_v2-title" draw:layer="backgroundobjects" svg:width="0.001cm" svg:height="0.001cm" svg:x="0cm" svg:y="1.93cm" presentation:class="page"/>
        <draw:frame presentation:style-name="Topic_5f_v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" style:display-name="2_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23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23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frame draw:name="Bildplatzhalter 8" presentation:style-name="_32__5f_Content-outline1" draw:layer="backgroundobjects" svg:width="7.4cm" svg:height="9.746cm" svg:x="0.899cm" svg:y="3.099cm" presentation:class="outline" presentation:placeholder="true" presentation:user-transformed="true">
        <draw:text-box/>
      </draw:frame>
      <draw:frame draw:name="Textplatzhalter 6" presentation:style-name="Mpr24" draw:text-style-name="MP12" draw:layer="backgroundobjects" svg:width="15.401cm" svg:height="9.749cm" svg:x="9.1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3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2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svg:width="25.415cm" svg:height="0.126cm" svg:x="-0.016cm" svg:y="13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2__5f_Content-title" draw:layer="backgroundobjects" svg:width="16.931cm" svg:height="9.524cm" svg:x="1.059cm" svg:y="1.93cm" presentation:class="page"/>
        <draw:frame presentation:style-name="_32__5f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aptTo() 2014 Presentation</dc:title>
    <meta:initial-creator>Dominik Süß</meta:initial-creator>
    <dc:creator>Robert Munteanu</dc:creator>
    <meta:editing-cycles>75</meta:editing-cycles>
    <meta:creation-date>2012-07-31T11:30:35</meta:creation-date>
    <dc:date>2015-09-11T12:01:14.618644597</dc:date>
    <meta:editing-duration>PT31M48S</meta:editing-duration>
    <meta:generator>LibreOffice/5.0.1.2.0$Linux_X86_64 LibreOffice_project/00m0$Build-2</meta:generator>
    <meta:document-statistic meta:object-count="118"/>
    <meta:user-defined meta:name="AppVersion">15.0000</meta:user-defined>
    <meta:user-defined meta:name="Company">pro!vis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adaptTo2012_Presentation" xlink:href=""/>
  </office:meta>
</office:document-meta>
</file>